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205cm" fo:margin-bottom="0.205cm" fo:text-align="justify" style:justify-single-word="false" fo:text-indent="1.217cm" style:auto-text-indent="false"/>
      <style:text-properties fo:font-size="12pt" fo:language="ru" fo:country="RU" style:font-size-asian="12pt" style:font-size-complex="12pt"/>
    </style:style>
    <style:style style:name="P2" style:family="paragraph" style:parent-style-name="Standard" style:master-page-name="">
      <style:paragraph-properties fo:margin-left="0cm" fo:margin-right="0cm" fo:margin-top="0.205cm" fo:margin-bottom="0.205cm" fo:text-align="justify" style:justify-single-word="false" fo:text-indent="1.217cm" style:auto-text-indent="false" style:page-number="auto"/>
      <style:text-properties fo:font-size="12pt" fo:language="ru" fo:country="RU" style:font-size-asian="12pt" style:font-size-complex="12pt"/>
    </style:style>
    <style:style style:name="P3" style:family="paragraph" style:parent-style-name="Standard">
      <style:paragraph-properties fo:margin-top="0.205cm" fo:margin-bottom="0.205cm" fo:text-align="center" style:justify-single-word="fals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" style:family="paragraph" style:parent-style-name="Standard" style:master-page-name="">
      <style:paragraph-properties fo:margin-left="0cm" fo:margin-right="0cm" fo:margin-top="0.205cm" fo:margin-bottom="0.205cm" fo:text-align="center" style:justify-single-word="false" fo:text-indent="1.244cm" style:auto-text-indent="false" style:page-number="auto"/>
      <style:text-properties fo:font-size="12pt" fo:language="ru" fo:country="RU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АКТ </text:p>
      <text:p text:style-name="P4">о результатах испытаний на заявленную точность опытного образца системы автоматического контроля геометрии и отбраковки цилиндрических алюминиевых слитков. </text:p>
      <text:p text:style-name="P2">Настоящий акт подтверждает проведение испытаний на заявленную точность (0.5 мм) опытного образца системы автоматического контроля геометрии и отбраковки алюминиевых слитков (СКГ).</text:p>
      <text:p text:style-name="P1">Фирма-разработчик: ООО «АльваСофт».</text:p>
      <text:p text:style-name="P1">Период проведения испытаний: 18 апреля 2016 года - 22 апреля 2016 года.</text:p>
      <text:p text:style-name="P1">Условия проведения испытаний: на территории АО «РУСАЛ-Саяногорск» в литейном отделении №1 на линии непрерывной гомогенизации цилиндрических слитков Hertwich №2.</text:p>
      <text:p text:style-name="P1">В результате проведенных испытаний, путем сравнения показаний СКГ и данных, полученных ручными измерениями, заявленная точность в 0.5 мм при измерении диаметра цилиндрических слитков подтверждена практически. Ручные замеры производили специалисты АО «РУСАЛ-Саяногорск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11S</meta:editing-duration>
    <meta:editing-cycles>6</meta:editing-cycles>
    <meta:generator>OpenOffice/4.1.2$Win32 OpenOffice.org_project/412m3$Build-9782</meta:generator>
    <dc:date>2016-09-13T20:58:59.74</dc:date>
    <meta:document-statistic meta:table-count="0" meta:image-count="0" meta:object-count="0" meta:page-count="1" meta:paragraph-count="7" meta:word-count="104" meta:character-count="874"/>
    <meta:user-defined meta:name="Info 1"/>
    <meta:user-defined meta:name="Info 2"/>
    <meta:user-defined meta:name="Info 3"/>
    <meta:user-defined meta:name="Info 4"/>
  </office:meta>
</office:document-meta>
</file>